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84000001E9BB0ADFCA.png" manifest:media-type="image/png"/>
  <manifest:file-entry manifest:full-path="Pictures/1000020100000320000001B13EC45D8B.png" manifest:media-type="image/png"/>
  <manifest:file-entry manifest:full-path="Pictures/10000201000002460000012C855397D4.png" manifest:media-type="image/png"/>
  <manifest:file-entry manifest:full-path="Pictures/100002010000025300000129B5C3718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___WRD_EMBED_SUB_41" svg:font-family="___WRD_EMBED_SUB_41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officeooo:rsid="00022c1a" officeooo:paragraph-rsid="00022c1a"/>
    </style:style>
    <style:style style:name="P2" style:family="paragraph" style:parent-style-name="Standard">
      <style:text-properties fo:font-size="11.5pt" fo:font-weight="normal" officeooo:rsid="0010f9f2" officeooo:paragraph-rsid="0010f9f2" style:font-size-asian="11.5pt" style:font-weight-asian="normal" style:font-weight-complex="normal"/>
    </style:style>
    <style:style style:name="T1" style:family="text">
      <style:text-properties officeooo:rsid="00083162"/>
    </style:style>
    <style:style style:name="T2" style:family="text">
      <style:text-properties officeooo:rsid="000fdd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).</text:p>
      <text:p text:style-name="P2"/>
      <text:p text:style-name="P2"><draw:frame draw:style-name="fr1" draw:name="Image1" text:anchor-type="paragraph" svg:x="-0.0146in" svg:y="0in" svg:width="5.4091in" svg:height="2.7in" draw:z-index="0"><draw:image xlink:href="Pictures/100002010000025300000129B5C3718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paragraph" svg:x="-0.0819in" svg:y="0in" svg:width="5.2909in" svg:height="2.7272in" draw:z-index="1"><draw:image xlink:href="Pictures/10000201000002460000012C855397D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b).</text:p>
      <text:p text:style-name="P2"/>
      <text:p text:style-name="P2"><draw:frame draw:style-name="fr1" draw:name="Image3" text:anchor-type="paragraph" svg:x="-0.0819in" svg:y="0in" svg:width="6.9252in" svg:height="3.748in" draw:z-index="2"><draw:image xlink:href="Pictures/1000020100000320000001B13EC45D8B.png" xlink:type="simple" xlink:show="embed" xlink:actuate="onLoad"/></draw:frame></text:p>
      <text:p text:style-name="P2"><draw:frame draw:style-name="fr2" draw:name="Image4" text:anchor-type="paragraph" svg:width="6.9252in" svg:height="3.7618in" draw:z-index="3"><draw:image xlink:href="Pictures/1000020100000384000001E9BB0ADFC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___WRD_EMBED_SUB_41" svg:font-family="___WRD_EMBED_SUB_41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___WRD_EMBED_SUB_41" fo:font-family="___WRD_EMBED_SUB_41" style:font-family-generic="roman" style:font-pitch="variable"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22c1a" officeooo:paragraph-rsid="00022c1a"/>
    </style:style>
    <style:style style:name="MT1" style:family="text">
      <style:text-properties officeooo:rsid="000fddec"/>
    </style:style>
    <style:style style:name="MT2" style:family="text">
      <style:text-properties officeooo:rsid="0008316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nders Dahl<text:tab/>Pre-Lab<text:span text:style-name="MT1">5</text:span><text:tab/>2/<text:span text:style-name="MT2">29</text:span>/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16:02:00</meta:creation-date>
    <meta:generator>LibreOffice/4.4.5.2$MacOSX_X86_64 LibreOffice_project/a22f674fd25a3b6f45bdebf25400ed2adff0ff99</meta:generator>
    <meta:initial-creator>Rafael Ubal</meta:initial-creator>
    <dc:date>2016-02-29T14:19:35.229744000</dc:date>
    <meta:editing-duration>PT1H8M52S</meta:editing-duration>
    <meta:editing-cycles>9</meta:editing-cycles>
    <meta:document-statistic meta:table-count="0" meta:image-count="4" meta:object-count="0" meta:page-count="2" meta:paragraph-count="3" meta:word-count="6" meta:character-count="34" meta:non-whitespace-character-count="31"/>
  </office:meta>
</office:document-meta>
</file>